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6469c" officeooo:paragraph-rsid="0026469c"/>
    </style:style>
    <style:style style:name="P2" style:family="paragraph" style:parent-style-name="Footer">
      <style:paragraph-properties fo:text-align="start" style:justify-single-word="false"/>
      <style:text-properties officeooo:rsid="0026792a" officeooo:paragraph-rsid="0026792a"/>
    </style:style>
    <style:style style:name="P3" style:family="paragraph" style:parent-style-name="Footer">
      <style:paragraph-properties fo:text-align="end" style:justify-single-word="false"/>
      <style:text-properties officeooo:rsid="0026792a" officeooo:paragraph-rsid="0026792a"/>
    </style:style>
    <style:style style:name="P4" style:family="paragraph" style:parent-style-name="Text_20_body">
      <style:paragraph-properties fo:text-align="justify" style:justify-single-word="false"/>
      <style:text-properties officeooo:rsid="0019e28b" officeooo:paragraph-rsid="0019e28b"/>
    </style:style>
    <style:style style:name="P5" style:family="paragraph" style:parent-style-name="Text_20_body">
      <style:paragraph-properties fo:text-align="justify" style:justify-single-word="false"/>
      <style:text-properties officeooo:rsid="001de38b" officeooo:paragraph-rsid="001de38b"/>
    </style:style>
    <style:style style:name="P6" style:family="paragraph" style:parent-style-name="Text_20_body">
      <style:text-properties officeooo:paragraph-rsid="001de38b"/>
    </style:style>
    <style:style style:name="P7" style:family="paragraph" style:parent-style-name="Text_20_body">
      <style:paragraph-properties fo:text-align="justify" style:justify-single-word="false"/>
      <style:text-properties officeooo:paragraph-rsid="0021ba76"/>
    </style:style>
    <style:style style:name="P8" style:family="paragraph" style:parent-style-name="Text_20_body">
      <style:paragraph-properties fo:text-align="justify" style:justify-single-word="false"/>
      <style:text-properties officeooo:rsid="0020f61d" officeooo:paragraph-rsid="0020f61d"/>
    </style:style>
    <style:style style:name="P9" style:family="paragraph" style:parent-style-name="Text_20_body">
      <style:paragraph-properties fo:text-align="justify" style:justify-single-word="false"/>
      <style:text-properties officeooo:rsid="00217690" officeooo:paragraph-rsid="00217690"/>
    </style:style>
    <style:style style:name="P10" style:family="paragraph" style:parent-style-name="Standard">
      <style:text-properties officeooo:rsid="00191f7e" officeooo:paragraph-rsid="00191f7e"/>
    </style:style>
    <style:style style:name="P11" style:family="paragraph" style:parent-style-name="Standard">
      <style:text-properties officeooo:rsid="00191f7e" officeooo:paragraph-rsid="0019e28b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19e28b" officeooo:paragraph-rsid="0019e28b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rsid="0019e28b" officeooo:paragraph-rsid="0019e28b"/>
    </style:style>
    <style:style style:name="P14" style:family="paragraph" style:parent-style-name="Text_20_body" style:list-style-name="L3">
      <style:paragraph-properties fo:text-align="justify" style:justify-single-word="false"/>
      <style:text-properties officeooo:rsid="001de38b" officeooo:paragraph-rsid="001de38b"/>
    </style:style>
    <style:style style:name="P15" style:family="paragraph" style:parent-style-name="Text_20_body">
      <style:paragraph-properties fo:text-align="justify" style:justify-single-word="false"/>
      <style:text-properties officeooo:rsid="0020f61d" officeooo:paragraph-rsid="0021ba76"/>
    </style:style>
    <style:style style:name="P16" style:family="paragraph" style:parent-style-name="Text_20_body">
      <style:paragraph-properties fo:text-align="justify" style:justify-single-word="false"/>
      <style:text-properties officeooo:paragraph-rsid="0021ba76"/>
    </style:style>
    <style:style style:name="P17" style:family="paragraph" style:parent-style-name="Heading_20_1">
      <style:text-properties officeooo:rsid="001de38b" officeooo:paragraph-rsid="001de38b"/>
    </style:style>
    <style:style style:name="T1" style:family="text">
      <style:text-properties officeooo:rsid="002932ad"/>
    </style:style>
    <style:style style:name="T2" style:family="text">
      <style:text-properties officeooo:rsid="001c3770"/>
    </style:style>
    <style:style style:name="T3" style:family="text">
      <style:text-properties officeooo:rsid="001de38b"/>
    </style:style>
    <style:style style:name="T4" style:family="text">
      <style:text-properties officeooo:rsid="0021ba7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bebb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bebb1"/>
    </style:style>
    <style:style style:name="T9" style:family="text">
      <style:text-properties style:text-underline-style="solid" style:text-underline-width="auto" style:text-underline-color="font-color" officeooo:rsid="0021ba76"/>
    </style:style>
    <style:style style:name="T10" style:family="text">
      <style:text-properties officeooo:rsid="002c7952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1ba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écifications fonctionnelles </text:p>
      <text:p text:style-name="P11"/>
      <text:h text:style-name="Heading_20_1" text:outline-level="1"><text:span text:style-name="T3">F</text:span>onctionnalité d’authentification</text:h>
      <text:p text:style-name="Text_20_body"/>
      <text:p text:style-name="P4">Lors de l’authentification, l’utilisateur a deux champs à remplir obligatoirement :</text:p>
      <text:list xml:id="list7817158333196596910" text:style-name="L1">
        <text:list-item>
          <text:p text:style-name="P12"><text:span text:style-name="T5">Username</text:span> : Dans ce champ, l’utilisateur peut renseigner au choix son nom d’utilisateur ou son adresse email. </text:p>
        </text:list-item>
        <text:list-item>
          <text:p text:style-name="P12"><text:span text:style-name="T5">Password </text:span>: Dans ce champs l’utilisateur doit renseigner le mot de passe enregistré lors de la création de son compte sur InterF<text:span text:style-name="T6">ACE</text:span>.</text:p>
        </text:list-item>
      </text:list>
      <text:p text:style-name="P4">Et un champ optionnel :</text:p>
      <text:list xml:id="list5500622624365371913" text:style-name="L2">
        <text:list-item>
          <text:p text:style-name="P13"><text:span text:style-name="T5">Remember me</text:span> : L’utilisateur peut au choix coche<text:span text:style-name="T2">r</text:span> cette case <text:span text:style-name="T6">ou non</text:span>.</text:p>
        </text:list-item>
      </text:list>
      <text:p text:style-name="P15">Dans le cas où l’on essayerai<text:span text:style-name="T8">t</text:span> d<text:span text:style-name="T4">e s’authentifier</text:span> en ayant omis de renseigner un des champs obligatoires ci-dessus, <text:span text:style-name="T9">les</text:span><text:span text:style-name="T7"> champs </text:span><text:span text:style-name="T9">non-remplis </text:span><text:span text:style-name="T7">s’entourent de rouge et une bulle de dialogue apparaît avec le message : « Veuillez compléter ce champ ».</text:span></text:p>
      <text:p text:style-name="P15">…., <text:span text:style-name="T10">le cadre des champs non-remplis deviendra rouge et une fenêtre de dialogue apparaitra contenant le message : « Veuillez compléter ce champ» . </text:span></text:p>
      <text:p text:style-name="P7"/>
      <text:p text:style-name="P7"><text:span text:style-name="T4">Dans le cas où l’on aurait rentré de mauvais identifiants (faute de frappe, mauvais mot de passe etc.), le message « </text:span>Invalid credentials. » <text:span text:style-name="T4">apparaît.</text:span></text:p>
      <text:p text:style-name="P10"/>
      <text:h text:style-name="P17" text:outline-level="1">Fonctionnalité d’enregistrement</text:h>
      <text:p text:style-name="P6"/>
      <text:p text:style-name="P5">Lors de l’enregistrement d’un nouvel utilisateur, l’utilisateur doit remplir obligatoirement 6 champs :</text:p>
      <text:list xml:id="list4393853137422078263" text:style-name="L3">
        <text:list-item>
          <text:p text:style-name="P14">Name : Le <text:s/>prénom du nouveau utilisateur</text:p>
        </text:list-item>
        <text:list-item>
          <text:p text:style-name="P14">Surname : Le nom de famille du nouveau utilisateur</text:p>
        </text:list-item>
        <text:list-item>
          <text:p text:style-name="P14">Email : L’email du nouveau utilisateur</text:p>
        </text:list-item>
        <text:list-item>
          <text:p text:style-name="P14">Password : Le mot de passe du nouveau utilisateur</text:p>
        </text:list-item>
        <text:list-item>
          <text:p text:style-name="P14"><text:soft-page-break/>Repeat password : Le mot de passe entré dans le champ précédant</text:p>
        </text:list-item>
        <text:list-item>
          <text:p text:style-name="P14">Username : Le nom d’utilisateur de ce nouveau utilisateur</text:p>
        </text:list-item>
      </text:list>
      <text:p text:style-name="P5">Le champs rôle possède une valeur par défaut : ROLE_USER, mais cette valeur est modifiable par la valeur : ROLE_ADMIN.</text:p>
      <text:p text:style-name="P8">Dans le cas où l’on essayerai d’enregistrer un utilisateur en ayant omis de renseigner un des champs obligatoires ci-dessus, <text:span text:style-name="T4">les</text:span> champs <text:span text:style-name="T4">non-remplis </text:span>s’entourent de rouge et une bulle de dialogue apparaît avec le message : « Veuillez compléter ce champ. ».</text:p>
      <text:p text:style-name="P9">Dans le cas où l’on rentre un email de format invalide (sans ‘@’ ni ‘.’ dans cet ordre) dans le champ email, le champ s’entoure de rouge.</text:p>
      <text:p text:style-name="P5">Il faut noter que seul les utilisateurs enregistrés avec le rôle ROLE_ADMIN peuvent créer de nouveaux utilisate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6469c" officeooo:paragraph-rsid="0026469c"/>
    </style:style>
    <style:style style:name="MP2" style:family="paragraph" style:parent-style-name="Footer">
      <style:paragraph-properties fo:text-align="start" style:justify-single-word="false"/>
      <style:text-properties officeooo:rsid="0026792a" officeooo:paragraph-rsid="0026792a"/>
    </style:style>
    <style:style style:name="MP3" style:family="paragraph" style:parent-style-name="Footer">
      <style:paragraph-properties fo:text-align="end" style:justify-single-word="false"/>
      <style:text-properties officeooo:rsid="0026792a" officeooo:paragraph-rsid="0026792a"/>
    </style:style>
    <style:style style:name="MT1" style:family="text">
      <style:text-properties officeooo:rsid="002932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Inter<text:span text:style-name="MT1">F</text:span>ace</text:p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0:24:31.355466690</meta:creation-date>
    <dc:date>2016-12-14T15:23:58.076701929</dc:date>
    <meta:editing-duration>PT1H20M32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2" meta:paragraph-count="24" meta:word-count="343" meta:character-count="2087" meta:non-whitespace-character-count="1773"/>
  </office:meta>
</office:document-meta>
</file>